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paragraph-properties fo:margin-top="0cm" fo:margin-bottom="0.25cm" style:contextual-spacing="false" fo:line-height="115%"/>
    </style:style>
    <style:style style:name="P4" style:family="paragraph" style:parent-style-name="Text_20_body" style:list-style-name="L1"/>
    <style:style style:name="P5" style:family="paragraph" style:parent-style-name="Text_20_body" style:list-style-name="L1">
      <style:paragraph-properties fo:margin-top="0cm" fo:margin-bottom="0.499cm" style:contextual-spacing="false" fo:line-height="150%"/>
    </style:style>
    <style:style style:name="P6" style:family="paragraph" style:parent-style-name="Text_20_body">
      <style:paragraph-properties fo:margin-top="0cm" fo:margin-bottom="0.75cm" style:contextual-spacing="false" fo:line-height="150%"/>
    </style:style>
    <style:style style:name="P7" style:family="paragraph" style:parent-style-name="Text_20_body" style:list-style-name="L2"/>
    <style:style style:name="P8" style:family="paragraph" style:parent-style-name="Text_20_body">
      <style:paragraph-properties fo:margin-left="0cm" fo:margin-right="0cm" fo:orphans="2" fo:widows="2" fo:text-indent="0cm" style:auto-text-indent="false" fo:break-before="page"/>
      <style:text-properties style:font-name="Liberation Serif" fo:font-size="14pt" style:font-size-asian="14pt" style:font-size-complex="14pt"/>
    </style:style>
    <style:style style:name="P9"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0cm" style:auto-text-indent="false" style:page-number="auto" fo:background-color="transparent"/>
      <style:text-properties fo:font-variant="normal" fo:text-transform="none" fo:color="#202124" loext:opacity="100%" style:font-name="Liberation Serif" fo:font-size="14pt" fo:letter-spacing="normal" fo:font-style="normal" fo:font-weight="bold" officeooo:rsid="0042820b" officeooo:paragraph-rsid="004e6b09" style:font-size-asian="14pt" style:font-weight-asian="bold" style:font-size-complex="14pt" style:font-weight-complex="bold"/>
    </style:style>
    <style:style style:name="P10" style:family="paragraph" style:parent-style-name="Text_20_body">
      <loext:graphic-properties draw:fill="none" draw:fill-hatch-name="hatch"/>
      <style:paragraph-properties fo:margin-left="2cm" fo:margin-right="0cm" fo:margin-top="0.101cm" fo:margin-bottom="0.499cm" style:contextual-spacing="false" fo:line-height="115%" fo:text-indent="0cm" style:auto-text-indent="false" fo:background-color="transparent"/>
      <style:text-properties fo:font-variant="normal" fo:text-transform="none" fo:color="#202124" loext:opacity="100%" style:font-name="Liberation Serif" fo:font-size="14pt" fo:letter-spacing="normal" fo:font-style="normal" fo:font-weight="bold" officeooo:rsid="0042820b" officeooo:paragraph-rsid="004e6b09" style:font-size-asian="14pt" style:font-weight-asian="bold" style:font-size-complex="14pt" style:font-weight-complex="bold"/>
    </style:style>
    <style:style style:name="P11" style:family="paragraph" style:parent-style-name="Text_20_body">
      <loext:graphic-properties draw:fill-hatch-name="hatch"/>
      <style:paragraph-properties fo:margin-top="0.101cm" fo:margin-bottom="0.499cm" style:contextual-spacing="false" fo:line-height="115%"/>
      <style:text-properties officeooo:rsid="004e6b09" officeooo:paragraph-rsid="004e6b09"/>
    </style:style>
    <style:style style:name="P12" style:family="paragraph" style:parent-style-name="Text_20_body">
      <loext:graphic-properties draw:fill-hatch-name="hatch"/>
      <style:paragraph-properties fo:margin-top="0.101cm" fo:margin-bottom="0.499cm" style:contextual-spacing="false" fo:line-height="115%"/>
      <style:text-properties officeooo:rsid="004f4f99" officeooo:paragraph-rsid="004f4f99"/>
    </style:style>
    <style:style style:name="P13"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4f4f99"/>
    </style:style>
    <style:style style:name="T2" style:family="text">
      <style:text-properties officeooo:rsid="00501ddb"/>
    </style:style>
    <style:style style:name="T3" style:family="text">
      <style:text-properties fo:font-variant="normal" fo:text-transform="none" fo:color="#202124" loext:opacity="100%" fo:letter-spacing="normal" fo:font-style="normal" fo:font-weight="normal"/>
    </style:style>
    <style:style style:name="T4" style:family="text">
      <style:text-properties officeooo:rsid="004e6b09"/>
    </style:style>
    <style:style style:name="T5" style:family="text">
      <style:text-properties fo:font-size="14pt" officeooo:rsid="0042820b" style:font-size-asian="14pt" style:font-size-complex="14pt"/>
    </style:style>
    <style:style style:name="T6" style:family="text">
      <style:text-properties fo:font-size="14pt" style:font-size-asian="14pt" style:font-size-complex="14pt"/>
    </style:style>
    <style:style style:name="T7" style:family="text">
      <style:text-properties fo:font-size="14pt" officeooo:rsid="0049532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Psalm 85:8-9</text:span>) / <text:span text:style-name="Strong_20_Emphasis">Opening prayer</text:span> (John A)</text:p>
      <text:p text:style-name="P2"><text:span text:style-name="Strong_20_Emphasis">Praise</text:span>:  <text:span text:style-name="Emphasis">Immortal, invisible, God only wise (Rejoice 38)</text:span></text:p>
      <text:p text:style-name="P2"><text:span text:style-name="Strong_20_Emphasis">Bible Reading</text:span>: Psalm 5:1-12 (Rachel D)</text:p>
      <text:p text:style-name="P3"><text:span text:style-name="Strong_20_Emphasis">Announcements</text:span> (J<text:span text:style-name="T1">ohn </text:span>A)</text:p>
      <text:list text:style-name="L1">
        <text:list-item>
          <text:p text:style-name="P4">Evening Service next week</text:p>
        </text:list-item>
        <text:list-item>
          <text:p text:style-name="P4">Bible Study books have arrived</text:p>
        </text:list-item>
        <text:list-item>
          <text:p text:style-name="P4">Women’s event</text:p>
        </text:list-item>
        <text:list-item>
          <text:p text:style-name="P5">Welcoming <text:span text:style-name="T1">Brett Graham and his wife </text:span><text:span text:style-name="T2">Cherine</text:span></text:p>
        </text:list-item>
      </text:list>
      <text:p text:style-name="P6"><text:span text:style-name="Strong_20_Emphasis">Sunday School</text:span> (Mook L)</text:p>
      <text:p text:style-name="P6"><text:span text:style-name="Strong_20_Emphasis">Praise</text:span>: <text:span text:style-name="Emphasis">O Lord, Your perfect righteousness (Rejoice 291)</text:span></text:p>
      <text:p text:style-name="P6"><text:span text:style-name="Strong_20_Emphasis">Prayer for the church and the world</text:span>  (J<text:span text:style-name="T2">ohn </text:span>A)</text:p>
      <text:p text:style-name="P6"><text:span text:style-name="Strong_20_Emphasis">Bible reading</text:span>: Ephesians 4:17-24 (Pam W)</text:p>
      <text:p text:style-name="P6"><text:span text:style-name="Strong_20_Emphasis">Praise</text:span>: <text:span text:style-name="Emphasis">Take time to be holy (Rejoice 442) </text:span><text:span text:style-name="Emphasis"><text:span text:style-name="T2">(Offering)</text:span></text:span></text:p>
      <text:p text:style-name="P6"><text:span text:style-name="Strong_20_Emphasis">Sermon</text:span>: “HEARING THE TRUTH” (Brett Graham)</text:p>
      <text:p text:style-name="P6"><text:span text:style-name="Strong_20_Emphasis">Praise</text:span>: <text:span text:style-name="Emphasis">Jesus, Your blood and righteousness (Rejoice 423)</text:span></text:p>
      <text:p text:style-name="P2"><text:span text:style-name="Strong_20_Emphasis">Benediction</text:span> (B<text:span text:style-name="T2">rett </text:span>G)</text:p>
      <text:p text:style-name="P2"/>
      <text:p text:style-name="Text_20_body"><text:span text:style-name="Strong_20_Emphasis">Sermon Outline</text:span></text:p>
      <text:p text:style-name="Text_20_body">“HEARING THE TRUTH”   (Ephesians 4:17-24)</text:p>
      <text:p text:style-name="Text_20_body">Introduction</text:p>
      <text:list text:style-name="L2">
        <text:list-item>
          <text:p text:style-name="P7">Leave the life of darkness</text:p>
        </text:list-item>
        <text:list-item>
          <text:p text:style-name="P7">Make a choice</text:p>
        </text:list-item>
        <text:list-item>
          <text:p text:style-name="P7">Be captivated by Jesus</text:p>
        </text:list-item>
      </text:list>
      <text:p text:style-name="Text_20_body">Conclusion</text:p>
      <text:p text:style-name="P8"><text:span text:style-name="T3">Psalm 85:8-9</text:span></text:p>
      <text:p text:style-name="P9"><text:span text:style-name="T4">[8] </text:span>Let me hear what God the Lord will speak, for he will speak peace to his people, to his saints; but let them not turn back to folly.</text:p>
      <text:p text:style-name="P10"><text:span text:style-name="T4">[9] </text:span>Surely his salvation is near to those who fear him, that glory may dwell in our land.</text:p>
      <text:p text:style-name="P11"><text:span text:style-name="T5">L</text:span><text:span text:style-name="T6">et us pray…</text:span></text:p>
      <text:p text:style-name="P12"><text:span text:style-name="T6">Heavenly Father, we thank You that we have gathered in the House of the Lord today, to hear what You would say to us. We thank You that we’re Your redeemed people, bought by the blood of Jesus, and declared saints and members of the body of Christ.</text:span></text:p>
      <text:p text:style-name="P12"><text:span text:style-name="T6">We thank You that You have brought peace to our souls and we are no longer burdened by our old sin nature. We pray that we would not turn back to folly when tempted, even though we recognise our weakness will not be fully dealt with until Jesus returns in glory.</text:span></text:p>
      <text:p text:style-name="P12"><text:span text:style-name="T6">We pray that we may give you the honour due to Your Name, that we may hear Your Word to us today, and put it into practice so that Your glory may dwell in our land – a land thirsty for true righteousness, </text:span></text:p>
      <text:p text:style-name="P12"><text:span text:style-name="T6">In Jesus Precious Name, Amen.</text:span></text:p>
      <text:p text:style-name="P13"><text:span text:style-name="T5">[</text:span><text:span text:style-name="T7">Immortal, invisible, God only wise (Rejoice 38)</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c8e2f"/>
    </style:style>
    <style:style style:name="MT2" style:family="text">
      <style:text-properties style:text-position="super 58%" officeooo:rsid="004c8e2f"/>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3</text:span><text:span text:style-name="MT2">rd</text:span><text:span text:style-name="MT1"> March</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3-22T22:15:40.543830369</dc:date>
    <meta:editing-duration>PT5H29M19S</meta:editing-duration>
    <meta:editing-cycles>43</meta:editing-cycles>
    <meta:generator>LibreOffice/24.8.5.2$Linux_X86_64 LibreOffice_project/27b361b745d0ea8f99bc93dfcb7a39098dfa5fff</meta:generator>
    <meta:print-date>2024-02-03T21:06:33.278074986</meta:print-date>
    <meta:document-statistic meta:table-count="0" meta:image-count="0" meta:object-count="0" meta:page-count="2" meta:paragraph-count="33" meta:word-count="337" meta:character-count="1841" meta:non-whitespace-character-count="1538"/>
  </office:meta>
</office:document-meta>
</file>